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77cm" draw:marker-end-width="0.177cm" draw:fill="solid" draw:fill-color="#ffcc99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draw:stroke="none" svg:stroke-width="0.051cm" draw:marker-start-width="0.276cm" draw:marker-end-width="0.276cm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width="0.051cm" svg:stroke-color="#000000" draw:marker-start-width="0.177cm" draw:marker-end-width="0.177cm" draw:fill="solid" draw:fill-color="#ff8080" draw:opacity="100%" draw:fill-image-width="1cm" draw:fill-image-height="1cm" draw:textarea-horizontal-align="center" draw:textarea-vertical-align="middle" draw:shadow-opacity="100%"/>
    </style:style>
    <style:style style:name="gr5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6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76cm" fo:padding-bottom="0.076cm" fo:padding-left="0.076cm" fo:padding-right="0.076cm" draw:shadow-opacity="0%"/>
    </style:style>
    <style:style style:name="gr7" style:family="graphic" style:parent-style-name="standard">
      <style:graphic-properties svg:stroke-width="0.051cm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8" style:family="graphic" style:parent-style-name="standard">
      <style:graphic-properties svg:stroke-width="0.051cm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9" style:family="graphic" style:parent-style-name="standard">
      <style:graphic-properties svg:stroke-width="0.051cm" draw:marker-start="Circle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0" style:family="graphic" style:parent-style-name="standard">
      <style:graphic-properties svg:stroke-width="0.051cm" draw:marker-start-width="0.177cm" draw:marker-end="Circle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1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fit-to-size="false" fo:padding-top="0.076cm" fo:padding-bottom="0.076cm" fo:padding-left="0.076cm" fo:padding-right="0.076cm" draw:shadow-opacity="0%"/>
    </style:style>
    <style:style style:name="gr12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shadow-opacity="0%"/>
    </style:style>
    <style:style style:name="gr13" style:family="graphic" style:parent-style-name="standard">
      <style:graphic-properties svg:stroke-width="0.051cm" draw:marker-start-width="0.177cm" draw:marker-end-width="0.177cm" draw:textarea-horizontal-align="center" draw:textarea-vertical-align="middle" fo:padding-top="0.026cm" fo:padding-bottom="0.026cm" fo:padding-left="0.026cm" fo:padding-right="0.026cm"/>
    </style:style>
    <style:style style:name="gr14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shadow-opacity="0%"/>
    </style:style>
    <style:style style:name="gr15" style:family="graphic" style:parent-style-name="standard">
      <style:graphic-properties svg:stroke-width="0.051cm" draw:marker-start="Circle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6" style:family="graphic" style:parent-style-name="standard">
      <style:graphic-properties svg:stroke-width="0.051cm" draw:marker-start="" draw:marker-start-width="0.177cm" draw:marker-end="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18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9" style:family="graphic" style:parent-style-name="standard">
      <style:graphic-properties svg:stroke-width="0.051cm" draw:marker-start="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P1" style:family="paragraph">
      <style:paragraph-properties text:enable-numbering="false" fo:margin-left="0cm" fo:margin-right="0cm" fo:text-align="center" fo:text-indent="0cm"/>
      <style:text-properties fo:font-family="'Avant Garde Gothic'" style:font-family-generic="roman" style:font-pitch="variable" fo:font-size="36pt" style:font-size-asian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4" style:family="paragraph">
      <style:paragraph-properties text:enable-numbering="false" fo:margin-left="0cm" fo:margin-right="0cm" fo:text-align="center" fo:text-indent="0cm"/>
    </style:style>
    <style:style style:name="P5" style:family="paragraph">
      <style:paragraph-properties fo:text-align="center"/>
      <style:text-properties fo:font-family="'Avant Garde Gothic'" style:font-family-generic="roman" style:font-pitch="variable" fo:font-size="36pt" style:font-size-asian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Arial" style:font-style-name="Standard" style:font-family-generic="swiss" style:font-pitch="variable" fo:font-size="12pt" style:font-size-asian="24pt"/>
    </style:style>
    <style:style style:name="T3" style:family="text">
      <style:text-properties style:text-position="sub 58%" fo:font-family="Arial" style:font-style-name="Standard" style:font-family-generic="swiss" style:font-pitch="variable" fo:font-size="12pt" style:font-size-asian="24pt"/>
    </style:style>
    <style:style style:name="T4" style:family="text">
      <style:text-properties style:text-position="0% 100%" fo:font-family="Arial" style:font-style-name="Standard" style:font-family-generic="swiss" style:font-pitch="variable" fo:font-size="12pt" style:font-size-asian="24pt"/>
    </style:style>
    <style:style style:name="T5" style:family="text">
      <style:text-properties fo:font-family="'Nimbus Roman No9 L'" style:font-family-generic="roman" style:font-pitch="variable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cm" svg:height="24.28cm" svg:x="6.581cm" svg:y="2.121cm">
          <text:p/>
        </draw:rect>
        <draw:custom-shape draw:style-name="gr2" draw:text-style-name="P3" draw:id="id35" draw:layer="layout" svg:width="0.496cm" svg:height="0.495cm" svg:x="11.04cm" svg:y="8.067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JVAL</text:span>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4.459cm" svg:height="24.28cm" svg:x="12.032cm" svg:y="2.121cm">
          <text:p/>
        </draw:rect>
        <draw:rect draw:style-name="gr4" draw:text-style-name="P1" draw:layer="layout" svg:width="5.451cm" svg:height="24.28cm" svg:x="1.13cm" svg:y="2.121cm">
          <text:p/>
        </draw:rect>
        <draw:rect draw:style-name="gr5" draw:text-style-name="P1" draw:id="id1" draw:layer="layout" svg:width="3.964cm" svg:height="1.468cm" svg:x="2.121cm" svg:y="2.617cm" draw:corner-radius="0.4cm">
          <text:p text:style-name="P4"><text:span text:style-name="T2">Start</text:span></text:p>
          <text:p text:style-name="P4"><text:span text:style-name="T2">of model run</text:span></text:p>
        </draw:rect>
        <draw:rect draw:style-name="gr5" draw:text-style-name="P1" draw:id="id48" draw:layer="layout" svg:width="3.964cm" svg:height="1.487cm" svg:x="2.121cm" svg:y="20.95cm" draw:corner-radius="0.4cm">
          <text:p text:style-name="P4"><text:span text:style-name="T2">End</text:span></text:p>
          <text:p text:style-name="P4"><text:span text:style-name="T2">of model run</text:span></text:p>
        </draw:rect>
        <draw:rect draw:style-name="gr5" draw:text-style-name="P1" draw:id="id29" draw:layer="layout" svg:width="3.469cm" svg:height="0.495cm" svg:x="12.527cm" svg:y="4.104cm">
          <text:p text:style-name="P4"><text:span text:style-name="T2">traject_init</text:span></text:p>
        </draw:rect>
        <draw:rect draw:style-name="gr6" draw:text-style-name="P1" draw:id="id2" draw:layer="layout" svg:width="3.964cm" svg:height="0.495cm" svg:x="2.121cm" svg:y="4.599cm">
          <text:p text:style-name="P4"><text:span text:style-name="T2">caaba_init</text:span></text:p>
        </draw:rect>
        <draw:connector draw:style-name="gr7" draw:text-style-name="P5" draw:layer="layout" draw:type="line" svg:x1="4.103cm" svg:y1="4.085cm" svg:x2="4.103cm" svg:y2="4.599cm" draw:start-shape="id1" draw:start-glue-point="2" draw:end-shape="id2" draw:end-glue-point="0" svg:d="m4103 4085v514">
          <text:p/>
        </draw:connector>
        <draw:rect draw:style-name="gr5" draw:text-style-name="P1" draw:id="id3" draw:layer="layout" svg:width="2.973cm" svg:height="0.496cm" svg:x="7.076cm" svg:y="6.085cm">
          <text:p text:style-name="P4"><text:span text:style-name="T2">messy_init</text:span></text:p>
        </draw:rect>
        <draw:connector draw:style-name="gr8" draw:text-style-name="P5" draw:layer="layout" draw:line-skew="-1.517cm -5.481cm 0.031cm" svg:x1="4.103cm" svg:y1="5.094cm" svg:x2="8.562cm" svg:y2="6.085cm" draw:start-shape="id2" draw:start-glue-point="2" draw:end-shape="id3" draw:end-glue-point="0" svg:d="m4103 5094v496h991v0h3468v495">
          <text:p/>
        </draw:connector>
        <draw:rect draw:style-name="gr5" draw:text-style-name="P1" draw:id="id32" draw:layer="layout" svg:width="3.469cm" svg:height="0.495cm" svg:x="12.527cm" svg:y="5.095cm">
          <text:p text:style-name="P4"><text:span text:style-name="T2">mecca_init</text:span></text:p>
        </draw:rect>
        <draw:rect draw:style-name="gr5" draw:text-style-name="P1" draw:id="id34" draw:layer="layout" svg:width="3.469cm" svg:height="0.495cm" svg:x="12.526cm" svg:y="7.076cm">
          <text:p text:style-name="P4"><text:span text:style-name="T2">sappho_init</text:span></text:p>
        </draw:rect>
        <draw:rect draw:style-name="gr5" draw:text-style-name="P1" draw:id="id5" draw:layer="layout" svg:width="3.469cm" svg:height="0.495cm" svg:x="12.526cm" svg:y="12.031cm">
          <text:p text:style-name="P4"><text:span text:style-name="T2">semidep_physc</text:span></text:p>
        </draw:rect>
        <draw:connector draw:style-name="gr9" draw:text-style-name="P5" draw:layer="layout" svg:x1="11.536cm" svg:y1="12.279cm" svg:x2="12.526cm" svg:y2="12.278cm" draw:start-shape="id4" draw:start-glue-point="1" draw:end-shape="id5" draw:end-glue-point="3" svg:d="m11536 12279h727v-1h263">
          <text:p/>
        </draw:connector>
        <draw:rect draw:style-name="gr5" draw:text-style-name="P1" draw:id="id16" draw:layer="layout" svg:width="3.964cm" svg:height="2.478cm" svg:x="2.121cm" svg:y="9.554cm">
          <text:p text:style-name="P4"><text:span text:style-name="T2">caaba_physc:</text:span></text:p>
          <text:p text:style-name="P4"><text:span text:style-name="T2">(calculations of</text:span></text:p>
          <text:p text:style-name="P4"><text:span text:style-name="T2">p, T, rh, sza, ...)</text:span></text:p>
        </draw:rect>
        <draw:rect draw:style-name="gr5" draw:text-style-name="P1" draw:id="id6" draw:layer="layout" svg:width="2.973cm" svg:height="0.496cm" svg:x="7.076cm" svg:y="13.022cm">
          <text:p text:style-name="P4"><text:span text:style-name="T2">messy_physc</text:span></text:p>
        </draw:rect>
        <draw:rect draw:style-name="gr5" draw:text-style-name="P1" draw:id="id9" draw:layer="layout" svg:width="3.469cm" svg:height="0.495cm" svg:x="12.526cm" svg:y="13.023cm">
          <text:p text:style-name="P4"><text:span text:style-name="T2">jval_physc</text:span></text:p>
        </draw:rect>
        <draw:rect draw:style-name="gr5" draw:text-style-name="P1" draw:id="id11" draw:layer="layout" svg:width="3.469cm" svg:height="0.496cm" svg:x="12.527cm" svg:y="14.013cm">
          <text:p text:style-name="P4"><text:span text:style-name="T2">sappho_physc</text:span></text:p>
        </draw:rect>
        <draw:connector draw:style-name="gr10" draw:text-style-name="P5" draw:layer="layout" draw:line-skew="-0.03cm 1.491cm 3.995cm" svg:x1="10.049cm" svg:y1="13.27cm" svg:x2="11.04cm" svg:y2="14.26cm" draw:start-shape="id6" draw:start-glue-point="1" draw:end-shape="id7" draw:end-glue-point="3" svg:d="m10049 13270h496v717 0 273h495">
          <text:p/>
        </draw:connector>
        <draw:connector draw:style-name="gr10" draw:text-style-name="P5" draw:layer="layout" draw:line-skew="-0.03cm -1.491cm 3.995cm" svg:x1="10.049cm" svg:y1="13.27cm" svg:x2="11.04cm" svg:y2="12.279cm" draw:start-shape="id6" draw:start-glue-point="1" draw:end-shape="id4" draw:end-glue-point="3" svg:d="m10049 13270h496v-717 0-274h495">
          <text:p/>
        </draw:connector>
        <draw:connector draw:style-name="gr9" draw:text-style-name="P5" draw:layer="layout" svg:x1="11.536cm" svg:y1="13.27cm" svg:x2="12.526cm" svg:y2="13.27cm" draw:start-shape="id8" draw:start-glue-point="1" draw:end-shape="id9" draw:end-glue-point="3" svg:d="m11536 13270h990">
          <text:p/>
        </draw:connector>
        <draw:connector draw:style-name="gr10" draw:text-style-name="P5" draw:layer="layout" draw:line-skew="-0.03cm 0cm 0.49cm" svg:x1="10.049cm" svg:y1="13.27cm" svg:x2="11.04cm" svg:y2="11.287cm" draw:start-shape="id6" draw:start-glue-point="1" draw:end-shape="id10" draw:end-glue-point="3" svg:d="m10049 13270h496v-931h-1v-1052h496">
          <text:p/>
        </draw:connector>
        <draw:connector draw:style-name="gr9" draw:text-style-name="P5" draw:layer="layout" svg:x1="11.536cm" svg:y1="14.26cm" svg:x2="12.527cm" svg:y2="14.261cm" draw:start-shape="id7" draw:start-glue-point="1" draw:end-shape="id11" draw:end-glue-point="3" svg:d="m11536 14260h689v1h302">
          <text:p/>
        </draw:connector>
        <draw:rect draw:style-name="gr5" draw:text-style-name="P1" draw:id="id30" draw:layer="layout" svg:width="3.469cm" svg:height="0.495cm" svg:x="12.527cm" svg:y="16.987cm">
          <text:p text:style-name="P4"><text:span text:style-name="T2">jval_finish</text:span></text:p>
        </draw:rect>
        <draw:rect draw:style-name="gr5" draw:text-style-name="P1" draw:id="id13" draw:layer="layout" svg:width="3.964cm" svg:height="0.495cm" svg:x="2.121cm" svg:y="19.96cm">
          <text:p text:style-name="P4"><text:span text:style-name="T2">caaba_finish</text:span></text:p>
        </draw:rect>
        <draw:connector draw:style-name="gr7" draw:text-style-name="P5" draw:layer="layout" draw:line-skew="-0.031cm -4.985cm 1.517cm" svg:x1="8.562cm" svg:y1="18.969cm" svg:x2="4.103cm" svg:y2="19.96cm" draw:start-shape="id12" draw:start-glue-point="2" draw:end-shape="id13" draw:end-glue-point="0" svg:d="m8562 18969v495h-2972v0h-1487v496">
          <text:p/>
        </draw:connector>
        <draw:rect draw:style-name="gr11" draw:text-style-name="P1" draw:id="id12" draw:layer="layout" svg:width="2.973cm" svg:height="0.496cm" svg:x="7.076cm" svg:y="18.473cm">
          <text:p text:style-name="P4"><text:span text:style-name="T2">messy_finish</text:span></text:p>
        </draw:rect>
        <draw:connector draw:style-name="gr8" draw:text-style-name="P5" draw:layer="layout" draw:line-skew="-1.518cm -2.997cm 0.03cm" svg:x1="4.103cm" svg:y1="17.482cm" svg:x2="8.562cm" svg:y2="18.473cm" draw:start-shape="id14" draw:start-glue-point="2" draw:end-shape="id12" draw:end-glue-point="0" svg:d="m4103 17482v495h3475v0h984v496">
          <text:p/>
        </draw:connector>
        <draw:rect draw:style-name="gr5" draw:text-style-name="P1" draw:id="id22" draw:layer="layout" svg:width="3.469cm" svg:height="0.496cm" svg:x="12.527cm" svg:y="18.968cm">
          <text:p text:style-name="P4"><text:span text:style-name="T2">sappho_finish</text:span></text:p>
        </draw:rect>
        <draw:rect draw:style-name="gr5" draw:text-style-name="P1" draw:id="id20" draw:layer="layout" svg:width="3.469cm" svg:height="0.495cm" svg:x="12.527cm" svg:y="17.978cm">
          <text:p text:style-name="P4"><text:span text:style-name="T2">mecca_finish</text:span></text:p>
        </draw:rect>
        <draw:rect draw:style-name="gr5" draw:text-style-name="P1" draw:id="id15" draw:layer="layout" svg:width="3.964cm" svg:height="1.486cm" svg:x="2.121cm" svg:y="7.572cm">
          <text:p text:style-name="P4"><text:span text:style-name="T2">Start of time loop</text:span></text:p>
          <text:p text:style-name="P4"><text:span text:style-name="T2">t = t</text:span><text:span text:style-name="T3">0</text:span></text:p>
        </draw:rect>
        <draw:rect draw:style-name="gr12" draw:text-style-name="P1" draw:id="id17" draw:layer="layout" svg:width="3.964cm" svg:height="1.487cm" svg:x="2.121cm" svg:y="14.509cm">
          <text:p text:style-name="P4"><text:span text:style-name="T2">t = t</text:span><text:span text:style-name="T3">end</text:span><text:span text:style-name="T4"> ?</text:span></text:p>
        </draw:rect>
        <draw:connector draw:style-name="gr7" draw:text-style-name="P5" draw:layer="layout" svg:x1="4.103cm" svg:y1="9.058cm" svg:x2="4.103cm" svg:y2="9.554cm" draw:start-shape="id15" draw:start-glue-point="2" draw:end-shape="id16" draw:end-glue-point="0" svg:d="m4103 9058v496">
          <text:p/>
        </draw:connector>
        <draw:connector draw:style-name="gr8" draw:text-style-name="P5" draw:layer="layout" svg:x1="4.103cm" svg:y1="15.996cm" svg:x2="4.103cm" svg:y2="16.986cm" draw:start-shape="id17" draw:start-glue-point="2" draw:end-shape="id14" draw:end-glue-point="0" svg:d="m4103 15996v990">
          <text:p/>
        </draw:connector>
        <draw:rect draw:style-name="gr12" draw:text-style-name="P1" draw:layer="layout" svg:width="0.75cm" svg:height="0.5cm" svg:x="4.84cm" svg:y="15.995cm">
          <text:p text:style-name="P4"><text:span text:style-name="T2">Yes</text:span></text:p>
        </draw:rect>
        <draw:rect draw:style-name="gr12" draw:text-style-name="P1" draw:layer="layout" svg:width="0.75cm" svg:height="0.5cm" svg:x="2.121cm" svg:y="14.509cm">
          <text:p text:style-name="P4"><text:span text:style-name="T2">No</text:span></text:p>
        </draw:rect>
        <draw:connector draw:style-name="gr7" draw:text-style-name="P5" draw:layer="layout" draw:line-skew="0.004cm" svg:x1="2.121cm" svg:y1="15.252cm" svg:x2="2.121cm" svg:y2="10.793cm" draw:start-shape="id17" draw:start-glue-point="3" draw:end-shape="id16" draw:end-glue-point="3" svg:d="m2121 15252h-522v-4459h522">
          <text:p/>
        </draw:connector>
        <draw:connector draw:style-name="gr13" draw:text-style-name="P6" draw:layer="layout" draw:type="line" svg:x1="2.121cm" svg:y1="15.252cm" svg:x2="4.103cm" svg:y2="14.509cm" draw:start-shape="id17" draw:start-glue-point="3" draw:end-shape="id17" draw:end-glue-point="0" svg:d="m2121 15252 1982-743">
          <text:p/>
        </draw:connector>
        <draw:connector draw:style-name="gr13" draw:text-style-name="P6" draw:layer="layout" draw:type="line" svg:x1="4.103cm" svg:y1="15.996cm" svg:x2="6.085cm" svg:y2="15.252cm" draw:start-shape="id17" draw:start-glue-point="2" draw:end-shape="id17" draw:end-glue-point="1" svg:d="m4103 15996 1982-744">
          <text:p/>
        </draw:connector>
        <draw:connector draw:style-name="gr13" draw:text-style-name="P6" draw:layer="layout" draw:type="line" svg:x1="4.103cm" svg:y1="15.996cm" svg:x2="2.121cm" svg:y2="15.252cm" draw:start-shape="id17" draw:start-glue-point="2" draw:end-shape="id17" draw:end-glue-point="3" svg:d="m4103 15996-1982-744">
          <text:p/>
        </draw:connector>
        <draw:connector draw:style-name="gr13" draw:text-style-name="P6" draw:layer="layout" draw:type="line" svg:x1="6.085cm" svg:y1="15.252cm" svg:x2="4.103cm" svg:y2="14.509cm" draw:start-shape="id17" draw:start-glue-point="1" draw:end-shape="id17" draw:end-glue-point="0" svg:d="m6085 15252-1982-743">
          <text:p/>
        </draw:connector>
        <draw:rect draw:style-name="gr5" draw:text-style-name="P1" draw:id="id14" draw:layer="layout" svg:width="3.964cm" svg:height="0.496cm" svg:x="2.121cm" svg:y="16.986cm">
          <text:p text:style-name="P4"><text:span text:style-name="T2">end of time loop</text:span></text:p>
        </draw:rect>
        <draw:connector draw:style-name="gr10" draw:text-style-name="P5" draw:layer="layout" draw:line-skew="-0.03cm -1.492cm 3.995cm" svg:x1="10.049cm" svg:y1="18.721cm" svg:x2="11.04cm" svg:y2="17.233cm" draw:start-shape="id12" draw:start-glue-point="1" draw:end-shape="id18" draw:end-glue-point="3" svg:d="m10049 18721h496v-718 0-770h495">
          <text:p/>
        </draw:connector>
        <draw:connector draw:style-name="gr10" draw:text-style-name="P5" draw:layer="layout" draw:line-skew="0.177cm" svg:x1="10.049cm" svg:y1="18.721cm" svg:x2="11.04cm" svg:y2="18.224cm" draw:start-shape="id12" draw:start-glue-point="1" draw:end-shape="id19" draw:end-glue-point="3" svg:d="m10049 18721h496v-497h495">
          <text:p/>
        </draw:connector>
        <draw:connector draw:style-name="gr9" draw:text-style-name="P5" draw:layer="layout" svg:x1="11.536cm" svg:y1="18.224cm" svg:x2="12.527cm" svg:y2="18.225cm" draw:start-shape="id19" draw:start-glue-point="1" draw:end-shape="id20" draw:end-glue-point="3" svg:d="m11536 18224h673v1h318">
          <text:p/>
        </draw:connector>
        <draw:connector draw:style-name="gr10" draw:text-style-name="P5" draw:layer="layout" draw:line-skew="0.193cm" svg:x1="10.049cm" svg:y1="18.721cm" svg:x2="11.04cm" svg:y2="19.216cm" draw:start-shape="id12" draw:start-glue-point="1" draw:end-shape="id21" draw:end-glue-point="3" svg:d="m10049 18721h496v495h495">
          <text:p/>
        </draw:connector>
        <draw:connector draw:style-name="gr9" draw:text-style-name="P5" draw:layer="layout" svg:x1="11.536cm" svg:y1="19.216cm" svg:x2="12.527cm" svg:y2="19.216cm" draw:start-shape="id21" draw:start-glue-point="1" draw:end-shape="id22" draw:end-glue-point="3" svg:d="m11536 19216h991">
          <text:p/>
        </draw:connector>
        <draw:rect draw:style-name="gr14" draw:text-style-name="P1" draw:layer="layout" svg:width="0.5cm" svg:height="0.5cm" svg:x="12.5cm" svg:y="7.5cm">
          <text:p/>
        </draw:rect>
        <draw:rect draw:style-name="gr5" draw:text-style-name="P1" draw:id="id36" draw:layer="layout" svg:width="3.469cm" svg:height="0.495cm" svg:x="12.526cm" svg:y="8.067cm">
          <text:p text:style-name="P4"><text:span text:style-name="T2">jval_init</text:span></text:p>
        </draw:rect>
        <draw:rect draw:style-name="gr5" draw:text-style-name="P1" draw:id="id24" draw:layer="layout" svg:width="3.469cm" svg:height="0.495cm" svg:x="12.526cm" svg:y="15.005cm">
          <text:p text:style-name="P4"><text:span text:style-name="T2">mecca_physc</text:span></text:p>
        </draw:rect>
        <draw:connector draw:style-name="gr9" draw:text-style-name="P5" draw:layer="layout" svg:x1="11.536cm" svg:y1="15.252cm" svg:x2="12.526cm" svg:y2="15.252cm" draw:start-shape="id23" draw:start-glue-point="1" draw:end-shape="id24" draw:end-glue-point="3" svg:d="m11536 15252h990">
          <text:p/>
        </draw:connector>
        <draw:connector draw:style-name="gr10" draw:text-style-name="P5" draw:layer="layout" draw:line-skew="-0.03cm -0.03cm 0.357cm" svg:x1="10.049cm" svg:y1="13.27cm" svg:x2="11.04cm" svg:y2="15.252cm" draw:start-shape="id6" draw:start-glue-point="1" draw:end-shape="id23" draw:end-glue-point="3" svg:d="m10049 13270h496v974 0 1008h495">
          <text:p/>
        </draw:connector>
        <draw:rect draw:style-name="gr5" draw:text-style-name="P1" draw:id="id26" draw:layer="layout" svg:width="3.469cm" svg:height="0.495cm" svg:x="12.526cm" svg:y="19.96cm">
          <text:p text:style-name="P4"><text:span text:style-name="T2">traject_finish</text:span></text:p>
        </draw:rect>
        <draw:connector draw:style-name="gr9" draw:text-style-name="P5" draw:layer="layout" svg:x1="11.536cm" svg:y1="20.206cm" svg:x2="12.526cm" svg:y2="20.207cm" draw:start-shape="id25" draw:start-glue-point="1" draw:end-shape="id26" draw:end-glue-point="3" svg:d="m11536 20206h712v1h278">
          <text:p/>
        </draw:connector>
        <draw:connector draw:style-name="gr10" draw:text-style-name="P5" draw:layer="layout" draw:line-skew="-0.03cm 1.491cm 3.995cm" svg:x1="10.049cm" svg:y1="18.721cm" svg:x2="11.04cm" svg:y2="20.206cm" draw:start-shape="id12" draw:start-glue-point="1" draw:end-shape="id25" draw:end-glue-point="3" svg:d="m10049 18721h496v717 0 768h495">
          <text:p/>
        </draw:connector>
        <draw:rect draw:style-name="gr5" draw:text-style-name="P1" draw:id="id27" draw:layer="layout" svg:width="3.469cm" svg:height="0.495cm" svg:x="12.527cm" svg:y="11.041cm">
          <text:p text:style-name="P4"><text:span text:style-name="T2">traject_physc</text:span></text:p>
        </draw:rect>
        <draw:connector draw:style-name="gr9" draw:text-style-name="P5" draw:layer="layout" svg:x1="11.536cm" svg:y1="11.287cm" svg:x2="12.527cm" svg:y2="11.288cm" draw:start-shape="id10" draw:start-glue-point="1" draw:end-shape="id27" draw:end-glue-point="3" svg:d="m11536 11287h726v1h265">
          <text:p/>
        </draw:connector>
        <draw:connector draw:style-name="gr10" draw:text-style-name="P5" draw:layer="layout" svg:x1="10.049cm" svg:y1="13.27cm" svg:x2="11.04cm" svg:y2="13.27cm" draw:start-shape="id6" draw:start-glue-point="1" draw:end-shape="id8" draw:end-glue-point="3" svg:d="m10049 13270h991">
          <text:p/>
        </draw:connector>
        <draw:connector draw:style-name="gr7" draw:text-style-name="P5" draw:layer="layout" draw:type="lines" draw:line-skew="-0.031cm 0.03cm" svg:x1="8.562cm" svg:y1="6.581cm" svg:x2="4.103cm" svg:y2="7.572cm" draw:start-shape="id3" draw:start-glue-point="2" draw:end-shape="id15" draw:end-glue-point="0" svg:d="m8562 6581v495h-4459v496">
          <text:p/>
        </draw:connector>
        <draw:connector draw:style-name="gr10" draw:text-style-name="P5" draw:layer="layout" draw:line-skew="-0.03cm -0.308cm 0.519cm" svg:x1="10.049cm" svg:y1="6.333cm" svg:x2="11.04cm" svg:y2="4.351cm" draw:start-shape="id3" draw:start-glue-point="1" draw:end-shape="id28" draw:end-glue-point="3" svg:d="m10049 6333h496v-1239 0-743h495">
          <text:p/>
        </draw:connector>
        <draw:connector draw:style-name="gr15" draw:text-style-name="P5" draw:layer="layout" draw:type="line" svg:x1="11.536cm" svg:y1="4.351cm" svg:x2="12.527cm" svg:y2="4.351cm" draw:start-shape="id28" draw:start-glue-point="1" draw:end-shape="id29" draw:end-glue-point="3" svg:d="m11536 4351h991">
          <text:p/>
        </draw:connector>
        <draw:connector draw:style-name="gr9" draw:text-style-name="P5" draw:layer="layout" svg:x1="11.536cm" svg:y1="17.233cm" svg:x2="12.527cm" svg:y2="17.234cm" draw:start-shape="id18" draw:start-glue-point="1" draw:end-shape="id30" draw:end-glue-point="3" svg:d="m11536 17233h615v1h376">
          <text:p/>
        </draw:connector>
        <draw:connector draw:style-name="gr15" draw:text-style-name="P5" draw:layer="layout" svg:x1="11.536cm" svg:y1="5.342cm" svg:x2="12.527cm" svg:y2="5.342cm" draw:start-shape="id31" draw:start-glue-point="1" draw:end-shape="id32" draw:end-glue-point="3" svg:d="m11536 5342h991">
          <text:p/>
        </draw:connector>
        <draw:custom-shape draw:style-name="gr2" draw:text-style-name="P3" draw:id="id28" draw:layer="layout" svg:width="0.496cm" svg:height="0.495cm" svg:x="11.04cm" svg:y="4.1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4.351cm" svg:x2="11.536cm" svg:y2="4.105cm" draw:start-shape="id28" draw:start-glue-point="3" draw:end-shape="id28" draw:end-glue-point="4" svg:d="m11040 4351 496-246">
          <text:p/>
        </draw:connector>
        <draw:custom-shape draw:style-name="gr2" draw:text-style-name="P3" draw:id="id31" draw:layer="layout" svg:width="0.496cm" svg:height="0.495cm" svg:x="11.04cm" svg:y="5.09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MECCA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-0.03cm -1.022cm 3.995cm" svg:x1="10.049cm" svg:y1="6.333cm" svg:x2="11.04cm" svg:y2="5.342cm" draw:start-shape="id3" draw:start-glue-point="1" draw:end-shape="id31" draw:end-glue-point="3" svg:d="m10049 6333h496v-248 0-743h495">
          <text:p/>
        </draw:connector>
        <draw:connector draw:style-name="gr10" draw:text-style-name="P5" draw:layer="layout" draw:line-skew="-0.03cm 1.517cm 3.995cm" svg:x1="10.049cm" svg:y1="6.333cm" svg:x2="11.04cm" svg:y2="7.323cm" draw:start-shape="id3" draw:start-glue-point="1" draw:end-shape="id33" draw:end-glue-point="3" svg:d="m10049 6333h496v743 0 247h495">
          <text:p/>
        </draw:connector>
        <draw:connector draw:style-name="gr16" draw:text-style-name="P5" draw:layer="layout" draw:type="line" svg:x1="11.04cm" svg:y1="5.342cm" svg:x2="11.536cm" svg:y2="5.096cm" draw:start-shape="id31" draw:start-glue-point="3" draw:end-shape="id31" draw:end-glue-point="4" svg:d="m11040 5342 496-246">
          <text:p/>
        </draw:connector>
        <draw:connector draw:style-name="gr15" draw:text-style-name="P5" draw:layer="layout" svg:x1="11.536cm" svg:y1="7.323cm" svg:x2="12.526cm" svg:y2="7.323cm" draw:start-shape="id33" draw:start-glue-point="1" draw:end-shape="id34" draw:end-glue-point="3" svg:d="m11536 7323h990">
          <text:p/>
        </draw:connector>
        <draw:connector draw:style-name="gr15" draw:text-style-name="P5" draw:layer="layout" svg:x1="11.536cm" svg:y1="8.314cm" svg:x2="12.526cm" svg:y2="8.314cm" draw:start-shape="id35" draw:start-glue-point="1" draw:end-shape="id36" draw:end-glue-point="3" svg:d="m11536 8314h990">
          <text:p/>
        </draw:connector>
        <draw:connector draw:style-name="gr16" draw:text-style-name="P5" draw:layer="layout" draw:type="line" svg:x1="11.04cm" svg:y1="8.314cm" svg:x2="11.536cm" svg:y2="8.068cm" draw:start-shape="id35" draw:start-glue-point="3" draw:end-shape="id35" draw:end-glue-point="4" svg:d="m11040 8314 496-246">
          <text:p/>
        </draw:connector>
        <draw:custom-shape draw:style-name="gr2" draw:text-style-name="P3" draw:id="id10" draw:layer="layout" svg:width="0.496cm" svg:height="0.495cm" svg:x="11.04cm" svg:y="11.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TRA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0.496cm" svg:height="0.496cm" svg:x="11.04cm" svg:y="12.031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EMIDE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0.496cm" svg:height="0.495cm" svg:x="11.04cm" svg:y="13.02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JV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0.496cm" svg:height="0.495cm" svg:x="11.04cm" svg:y="14.01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0.496cm" svg:height="0.495cm" svg:x="11.04cm" svg:y="15.00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MECCA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11.287cm" svg:x2="11.536cm" svg:y2="11.041cm" draw:start-shape="id10" draw:start-glue-point="3" draw:end-shape="id10" draw:end-glue-point="4" svg:d="m11040 11287 496-246">
          <text:p/>
        </draw:connector>
        <draw:connector draw:style-name="gr16" draw:text-style-name="P5" draw:layer="layout" draw:type="line" svg:x1="11.04cm" svg:y1="15.252cm" svg:x2="11.536cm" svg:y2="15.006cm" draw:start-shape="id23" draw:start-glue-point="3" draw:end-shape="id23" draw:end-glue-point="4" svg:d="m11040 15252 496-246">
          <text:p/>
        </draw:connector>
        <draw:connector draw:style-name="gr16" draw:text-style-name="P5" draw:layer="layout" draw:type="line" svg:x1="11.04cm" svg:y1="14.26cm" svg:x2="11.536cm" svg:y2="14.014cm" draw:start-shape="id7" draw:start-glue-point="3" draw:end-shape="id7" draw:end-glue-point="4" svg:d="m11040 14260 496-246">
          <text:p/>
        </draw:connector>
        <draw:connector draw:style-name="gr16" draw:text-style-name="P5" draw:layer="layout" draw:type="line" svg:x1="11.04cm" svg:y1="13.27cm" svg:x2="11.536cm" svg:y2="13.024cm" draw:start-shape="id8" draw:start-glue-point="3" draw:end-shape="id8" draw:end-glue-point="4" svg:d="m11040 13270 496-246">
          <text:p/>
        </draw:connector>
        <draw:connector draw:style-name="gr16" draw:text-style-name="P5" draw:layer="layout" draw:type="line" svg:x1="11.04cm" svg:y1="12.279cm" svg:x2="11.536cm" svg:y2="12.032cm" draw:start-shape="id4" draw:start-glue-point="3" draw:end-shape="id4" draw:end-glue-point="4" svg:d="m11040 12279 496-247">
          <text:p/>
        </draw:connector>
        <draw:custom-shape draw:style-name="gr2" draw:text-style-name="P3" draw:id="id18" draw:layer="layout" svg:width="0.496cm" svg:height="0.495cm" svg:x="11.04cm" svg:y="16.9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JVA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19" draw:layer="layout" svg:width="0.496cm" svg:height="0.495cm" svg:x="11.04cm" svg:y="17.977cm">
          <draw:glue-point draw:id="4" svg:x="5cm" svg:y="-4.989cm"/>
          <text:p text:style-name="P2"><text:span text:style-name="T5"/></text:p>
          <text:p text:style-name="P2"><text:span text:style-name="T5"/></text:p>
          <text:p text:style-name="P2"><text:span text:style-name="T5">USE_MEC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1" draw:layer="layout" svg:width="0.496cm" svg:height="0.495cm" svg:x="11.04cm" svg:y="18.96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5" draw:layer="layout" svg:width="0.496cm" svg:height="0.495cm" svg:x="11.04cm" svg:y="19.95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17.233cm" svg:x2="11.536cm" svg:y2="16.987cm" draw:start-shape="id18" draw:start-glue-point="3" draw:end-shape="id18" draw:end-glue-point="4" svg:d="m11040 17233 496-246">
          <text:p/>
        </draw:connector>
        <draw:connector draw:style-name="gr16" draw:text-style-name="P5" draw:layer="layout" draw:type="line" svg:x1="11.04cm" svg:y1="18.224cm" svg:x2="11.536cm" svg:y2="17.978cm" draw:start-shape="id19" draw:start-glue-point="3" draw:end-shape="id19" draw:end-glue-point="4" svg:d="m11040 18224 496-246">
          <text:p/>
        </draw:connector>
        <draw:connector draw:style-name="gr16" draw:text-style-name="P5" draw:layer="layout" draw:type="line" svg:x1="11.04cm" svg:y1="19.216cm" svg:x2="11.536cm" svg:y2="18.97cm" draw:start-shape="id21" draw:start-glue-point="3" draw:end-shape="id21" draw:end-glue-point="4" svg:d="m11040 19216 496-246">
          <text:p/>
        </draw:connector>
        <draw:connector draw:style-name="gr16" draw:text-style-name="P5" draw:layer="layout" draw:type="line" svg:x1="11.04cm" svg:y1="20.206cm" svg:x2="11.536cm" svg:y2="19.96cm" draw:start-shape="id25" draw:start-glue-point="3" draw:end-shape="id25" draw:end-glue-point="4" svg:d="m11040 20206 496-246">
          <text:p/>
        </draw:connector>
        <draw:custom-shape draw:style-name="gr17" draw:text-style-name="P6" draw:layer="layout" svg:width="18.829cm" svg:height="24.28cm" svg:x="1.13cm" svg:y="2.121cm">
          <text:p/>
          <draw:enhanced-geometry svg:viewBox="0 0 21600 21600" draw:type="rectangle" draw:enhanced-path="M 0 0 L 21600 0 21600 21600 0 21600 0 0 Z N"/>
        </draw:custom-shape>
        <draw:rect draw:style-name="gr18" draw:text-style-name="P1" draw:layer="layout" svg:width="5.451cm" svg:height="1.982cm" svg:x="1.129cm" svg:y="24.419cm">
          <text:p text:style-name="P4"><text:span text:style-name="T2">BML</text:span></text:p>
          <text:p text:style-name="P4"><text:span text:style-name="T2">caaba.f90</text:span></text:p>
        </draw:rect>
        <draw:rect draw:style-name="gr18" draw:text-style-name="P1" draw:layer="layout" svg:width="5.451cm" svg:height="1.982cm" svg:x="6.579cm" svg:y="24.419cm">
          <text:p text:style-name="P4"><text:span text:style-name="T2">BMIL</text:span></text:p>
          <text:p text:style-name="P4"><text:span text:style-name="T2">messy_main_control_cb.f90</text:span></text:p>
        </draw:rect>
        <draw:rect draw:style-name="gr18" draw:text-style-name="P1" draw:layer="layout" svg:width="4.459cm" svg:height="1.982cm" svg:x="12.03cm" svg:y="24.419cm">
          <text:p text:style-name="P4"><text:span text:style-name="T2">SMIL</text:span></text:p>
          <text:p text:style-name="P4"><text:span text:style-name="T2">messy_*_box.f90</text:span></text:p>
        </draw:rect>
        <draw:rect draw:style-name="gr18" draw:text-style-name="P1" draw:layer="layout" svg:width="3.469cm" svg:height="1.982cm" svg:x="16.49cm" svg:y="24.419cm">
          <text:p text:style-name="P4"><text:span text:style-name="T2">SMCL</text:span></text:p>
          <text:p text:style-name="P4"><text:span text:style-name="T2">messy_*.f90</text:span></text:p>
        </draw:rect>
        <draw:custom-shape draw:style-name="gr2" draw:text-style-name="P3" draw:id="id33" draw:layer="layout" svg:width="0.496cm" svg:height="0.495cm" svg:x="11.04cm" svg:y="7.07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APPHO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7.323cm" svg:x2="11.536cm" svg:y2="7.077cm" draw:start-shape="id33" draw:start-glue-point="3" draw:end-shape="id33" draw:end-glue-point="4" svg:d="m11040 7323 496-246">
          <text:p/>
        </draw:connector>
        <draw:rect draw:style-name="gr5" draw:text-style-name="P1" draw:id="id37" draw:layer="layout" svg:width="2.478cm" svg:height="0.495cm" svg:x="16.986cm" svg:y="5.094cm">
          <text:p text:style-name="P4"><text:span text:style-name="T2">...</text:span></text:p>
        </draw:rect>
        <draw:rect draw:style-name="gr5" draw:text-style-name="P1" draw:id="id39" draw:layer="layout" svg:width="2.478cm" svg:height="0.495cm" svg:x="16.986cm" svg:y="8.067cm">
          <text:p text:style-name="P4"><text:span text:style-name="T2">...</text:span></text:p>
        </draw:rect>
        <draw:rect draw:style-name="gr5" draw:text-style-name="P1" draw:id="id38" draw:layer="layout" svg:width="2.478cm" svg:height="0.495cm" svg:x="16.986cm" svg:y="7.076cm">
          <text:p text:style-name="P4"><text:span text:style-name="T2">...</text:span></text:p>
        </draw:rect>
        <draw:rect draw:style-name="gr5" draw:text-style-name="P1" draw:id="id42" draw:layer="layout" svg:width="2.478cm" svg:height="0.495cm" svg:x="16.986cm" svg:y="15.005cm">
          <text:p text:style-name="P4"><text:span text:style-name="T2">...</text:span></text:p>
        </draw:rect>
        <draw:rect draw:style-name="gr5" draw:text-style-name="P1" draw:id="id41" draw:layer="layout" svg:width="2.478cm" svg:height="0.495cm" svg:x="16.986cm" svg:y="13.022cm">
          <text:p text:style-name="P4"><text:span text:style-name="T2">...</text:span></text:p>
        </draw:rect>
        <draw:rect draw:style-name="gr5" draw:text-style-name="P1" draw:id="id40" draw:layer="layout" svg:width="2.478cm" svg:height="0.495cm" svg:x="16.986cm" svg:y="12.031cm">
          <text:p text:style-name="P4"><text:span text:style-name="T2">...</text:span></text:p>
        </draw:rect>
        <draw:rect draw:style-name="gr5" draw:text-style-name="P1" draw:id="id43" draw:layer="layout" svg:width="2.478cm" svg:height="0.495cm" svg:x="16.986cm" svg:y="16.987cm">
          <text:p text:style-name="P4"><text:span text:style-name="T2">...</text:span></text:p>
        </draw:rect>
        <draw:rect draw:style-name="gr5" draw:text-style-name="P1" draw:id="id44" draw:layer="layout" svg:width="2.478cm" svg:height="0.495cm" svg:x="16.986cm" svg:y="17.978cm">
          <text:p text:style-name="P4"><text:span text:style-name="T2">...</text:span></text:p>
        </draw:rect>
        <draw:rect draw:style-name="gr5" draw:text-style-name="P1" draw:id="id45" draw:layer="layout" svg:width="2.478cm" svg:height="0.495cm" svg:x="16.986cm" svg:y="18.968cm">
          <text:p text:style-name="P4"><text:span text:style-name="T2">...</text:span></text:p>
        </draw:rect>
        <draw:connector draw:style-name="gr19" draw:text-style-name="P5" draw:layer="layout" svg:x1="15.996cm" svg:y1="5.342cm" svg:x2="16.986cm" svg:y2="5.341cm" draw:start-shape="id32" draw:start-glue-point="1" draw:end-shape="id37" draw:end-glue-point="3" svg:d="m15996 5342h495v-1h495">
          <text:p/>
        </draw:connector>
        <draw:connector draw:style-name="gr19" draw:text-style-name="P5" draw:layer="layout" svg:x1="15.995cm" svg:y1="7.323cm" svg:x2="16.986cm" svg:y2="7.323cm" draw:start-shape="id34" draw:start-glue-point="1" draw:end-shape="id38" draw:end-glue-point="3" svg:d="m15995 7323h991">
          <text:p/>
        </draw:connector>
        <draw:connector draw:style-name="gr19" draw:text-style-name="P5" draw:layer="layout" svg:x1="15.995cm" svg:y1="8.314cm" svg:x2="16.986cm" svg:y2="8.314cm" draw:start-shape="id36" draw:start-glue-point="1" draw:end-shape="id39" draw:end-glue-point="3" svg:d="m15995 8314h991">
          <text:p/>
        </draw:connector>
        <draw:connector draw:style-name="gr19" draw:text-style-name="P5" draw:layer="layout" svg:x1="15.995cm" svg:y1="12.278cm" svg:x2="16.986cm" svg:y2="12.278cm" draw:start-shape="id5" draw:start-glue-point="1" draw:end-shape="id40" draw:end-glue-point="3" svg:d="m15995 12278h991">
          <text:p/>
        </draw:connector>
        <draw:connector draw:style-name="gr19" draw:text-style-name="P5" draw:layer="layout" svg:x1="15.995cm" svg:y1="13.27cm" svg:x2="16.986cm" svg:y2="13.269cm" draw:start-shape="id9" draw:start-glue-point="1" draw:end-shape="id41" draw:end-glue-point="3" svg:d="m15995 13270h496v-1h495">
          <text:p/>
        </draw:connector>
        <draw:connector draw:style-name="gr19" draw:text-style-name="P5" draw:layer="layout" svg:x1="15.995cm" svg:y1="15.252cm" svg:x2="16.986cm" svg:y2="15.252cm" draw:start-shape="id24" draw:start-glue-point="1" draw:end-shape="id42" draw:end-glue-point="3" svg:d="m15995 15252h991">
          <text:p/>
        </draw:connector>
        <draw:connector draw:style-name="gr19" draw:text-style-name="P5" draw:layer="layout" svg:x1="15.996cm" svg:y1="17.234cm" svg:x2="16.986cm" svg:y2="17.234cm" draw:start-shape="id30" draw:start-glue-point="1" draw:end-shape="id43" draw:end-glue-point="3" svg:d="m15996 17234h990">
          <text:p/>
        </draw:connector>
        <draw:connector draw:style-name="gr19" draw:text-style-name="P5" draw:layer="layout" svg:x1="15.996cm" svg:y1="18.225cm" svg:x2="16.986cm" svg:y2="18.225cm" draw:start-shape="id20" draw:start-glue-point="1" draw:end-shape="id44" draw:end-glue-point="3" svg:d="m15996 18225h990">
          <text:p/>
        </draw:connector>
        <draw:connector draw:style-name="gr19" draw:text-style-name="P5" draw:layer="layout" svg:x1="15.996cm" svg:y1="19.216cm" svg:x2="16.986cm" svg:y2="19.215cm" draw:start-shape="id22" draw:start-glue-point="1" draw:end-shape="id45" draw:end-glue-point="3" svg:d="m15996 19216h495v-1h495">
          <text:p/>
        </draw:connector>
        <draw:connector draw:style-name="gr7" draw:text-style-name="P5" draw:layer="layout" draw:line-skew="-1.517cm -3.994cm 0.031cm" svg:x1="4.103cm" svg:y1="12.032cm" svg:x2="8.562cm" svg:y2="13.022cm" draw:start-shape="id16" draw:start-glue-point="2" draw:end-shape="id6" draw:end-glue-point="0" svg:d="m4103 12032v495h2478v0h1981v495">
          <text:p/>
        </draw:connector>
        <draw:connector draw:style-name="gr7" draw:text-style-name="P5" draw:layer="layout" draw:line-skew="-0.031cm -3.499cm 1.517cm" svg:x1="8.562cm" svg:y1="13.518cm" svg:x2="4.103cm" svg:y2="14.509cm" draw:start-shape="id6" draw:start-glue-point="2" draw:end-shape="id17" draw:end-glue-point="0" svg:d="m8562 13518v495h-1486v0h-2973v496">
          <text:p/>
        </draw:connector>
        <draw:rect draw:style-name="gr5" draw:text-style-name="P1" draw:id="id47" draw:layer="layout" svg:width="3.469cm" svg:height="0.495cm" svg:x="12.527cm" svg:y="6.086cm">
          <text:p text:style-name="P4"><text:span text:style-name="T2">readj_init</text:span></text:p>
        </draw:rect>
        <draw:connector draw:style-name="gr10" draw:text-style-name="P5" draw:layer="layout" draw:line-skew="-0.03cm 0cm 0.296cm" svg:x1="10.049cm" svg:y1="6.333cm" svg:x2="11.04cm" svg:y2="8.314cm" draw:start-shape="id3" draw:start-glue-point="1" draw:end-shape="id35" draw:end-glue-point="3" svg:d="m10049 6333h496v931 0 1050h495">
          <text:p/>
        </draw:connector>
        <draw:custom-shape draw:style-name="gr2" draw:text-style-name="P3" draw:id="id46" draw:layer="layout" svg:width="0.496cm" svg:height="0.495cm" svg:x="11.04cm" svg:y="6.0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READJ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1.04cm" svg:y1="6.333cm" svg:x2="11.536cm" svg:y2="6.087cm" draw:start-shape="id46" draw:start-glue-point="3" draw:end-shape="id46" draw:end-glue-point="4" svg:d="m11040 6333 496-246">
          <text:p/>
        </draw:connector>
        <draw:connector draw:style-name="gr15" draw:text-style-name="P5" draw:layer="layout" svg:x1="11.536cm" svg:y1="6.333cm" svg:x2="12.527cm" svg:y2="6.333cm" draw:start-shape="id46" draw:start-glue-point="1" draw:end-shape="id47" draw:end-glue-point="3" svg:d="m11536 6333h991">
          <text:p/>
        </draw:connector>
        <draw:connector draw:style-name="gr10" draw:text-style-name="P5" draw:layer="layout" svg:x1="10.049cm" svg:y1="6.333cm" svg:x2="11.04cm" svg:y2="6.333cm" draw:start-shape="id3" draw:start-glue-point="1" draw:end-shape="id46" draw:end-glue-point="3" svg:d="m10049 6333h991">
          <text:p/>
        </draw:connector>
        <draw:connector draw:style-name="gr7" draw:text-style-name="P5" draw:layer="layout" svg:x1="4.103cm" svg:y1="20.455cm" svg:x2="4.103cm" svg:y2="20.95cm" draw:start-shape="id13" draw:start-glue-point="2" draw:end-shape="id48" draw:end-glue-point="0" svg:d="m4103 20455v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6" draw:display-name="Arrowheads 16" svg:viewBox="0 0 20 30" svg:d="m10 0-10 30h20z"/>
    <draw:marker draw:name="Arrowheads_20_18" draw:display-name="Arrowheads 18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4-05-18T18:03:12</meta:creation-date>
    <dc:date>2011-01-24T11:06:27</dc:date>
    <meta:print-date>2004-06-30T13:50:47</meta:print-date>
    <meta:editing-cycles>79</meta:editing-cycles>
    <meta:editing-duration>PT03H30M11S</meta:editing-duration>
    <dc:creator>Rolf Sander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